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Pacifico" svg:font-family="Pacific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Pacifico" style:font-name-asian="Pacifico" style:font-name-complex="Pacifico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fo:font-size="36pt" style:font-size-asian="36pt" style:font-size-complex="36pt"/>
    </style:style>
    <style:style style:name="ce13" style:family="table-cell" style:parent-style-name="Default" style:data-style-name="N0">
      <style:table-cell-properties style:vertical-align="automatic" fo:wrap-option="wrap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0000FF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automatic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6.85270833333333cm"/>
    </style:style>
    <style:style style:name="co7" style:family="table-column">
      <style:table-column-properties fo:break-before="auto" style:column-width="6.82625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71pt" style:use-optimal-row-height="true" fo:break-before="auto"/>
    </style:style>
    <style:style style:name="ro5" style:family="table-row">
      <style:table-row-properties style:row-height="156.75pt" style:use-optimal-row-height="true" fo:break-before="auto"/>
    </style:style>
    <style:style style:name="ro6" style:family="table-row">
      <style:table-row-properties style:row-height="85.5pt" style:use-optimal-row-height="false" fo:break-before="auto"/>
    </style:style>
    <style:style style:name="ro7" style:family="table-row">
      <style:table-row-properties style:row-height="37.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uivi étudiant en stage :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table:number-columns-repeated="7" table:style-name="ce4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5">
            <text:p>Semaines</text:p>
          </table:table-cell>
          <table:table-cell office:value-type="string" table:style-name="ce6">
            <text:p>Tâches effectuées</text:p>
          </table:table-cell>
          <table:table-cell office:value-type="string" table:style-name="ce6">
            <text:p>Problèmes rencontrés</text:p>
          </table:table-cell>
          <table:table-cell office:value-type="string" table:style-name="ce6">
            <text:p>Tâches à réaliser</text:p>
          </table:table-cell>
          <table:table-cell office:value-type="string" table:style-name="ce6">
            <text:p>Commentaires</text:p>
          </table:table-cell>
          <table:table-cell office:value-type="string" table:style-name="ce6">
            <text:p>Bilan-Ressenti de la semaine</text:p>
          </table:table-cell>
          <table:table-cell office:value-type="string" table:style-name="ce7">
            <text:p>Commentaires enseignant tuteur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float" office:value="1" table:style-name="ce8">
            <text:p>1</text:p>
          </table:table-cell>
          <table:table-cell office:value-type="string" table:style-name="ce9">
            <text:p>Installation des logiciels nécessaire à notre projet.</text:p>
            <text:p>Analyse et compréhension du logiciel DAN.</text:p>
            <text:p>Analyse de la base de données utilisée par le logiciel DAN.</text:p>
            <text:p>Réalisation de diverses requêtes SQL dans le but de mieux la comprendre.</text:p>
            <text:p>Analyse de la nouvelle structure de données qui sera utilisée par le logiciel DAN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Réfléchir au système de gestion des utilisateurs pour la nouvelle structure de données du logiciel DAN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très bien passé, on nous a bien accueillis. De plus, tous les matins à lieu une réunion avec le reste du groupe qui travaille sur DAN pour planifier la journée et avoir des réponses à nos questions (même si on peut poser les questions pendant notre temps de travail).</text:p>
          </table:table-cell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5">
          <table:table-cell office:value-type="float" office:value="2" table:style-name="ce8">
            <text:p>2</text:p>
          </table:table-cell>
          <table:table-cell office:value-type="string" table:style-name="ce9">
            <text:p>Analyse de la nouvelle structure de données qui sera utilisée par le logiciel DAN.</text:p>
            <text:p>Documentation des requêtes SQL du logiciel existant.</text:p>
            <text:p>Création des requêtes SQL qui vont permettre la migration de la base v1 <text:s/>à la base v2.</text:p>
            <text:p>Installation de my sql 8.</text:p>
            <text:p>Création des tables de la base v2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Continuer à créer les tables de la v2 et importer les données de la v1 à la v2.<text:s/></text:p>
            <text:p>Tester que les données sont cohérente entre la v1 et la v2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6">
          <table:table-cell office:value-type="float" office:value="3" table:style-name="ce8">
            <text:p>3</text:p>
          </table:table-cell>
          <table:table-cell office:value-type="string" table:style-name="ce9">
            <text:p><text:s/>Création des tables de la base v2 et migration des données de la v1 vers la v2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Continuer à créer les tables de la v2 et importer les données de la v1 à la v2.<text:s/></text:p>
            <text:p>Tester que les données sont cohérente entre la v1 et la v2. Commencer à développer l'application web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7">
          <table:table-cell office:value-type="float" office:value="4" table:style-name="ce8">
            <text:p>4</text:p>
          </table:table-cell>
          <table:table-cell table:number-columns-repeated="5" table:style-name="ce9"/>
          <table:table-cell table:style-name="ce11"/>
          <table:table-cell table:style-name="ce12"/>
          <table:table-cell table:style-name="ce13"/>
          <table:table-cell table:number-columns-repeated="17" table:style-name="ce3"/>
          <table:table-cell table:number-columns-repeated="16358"/>
        </table:table-row>
        <table:table-row table:style-name="ro8">
          <table:table-cell office:value-type="float" office:value="5" table:style-name="ce8">
            <text:p>5</text:p>
          </table:table-cell>
          <table:table-cell table:number-columns-repeated="5" table:style-name="ce9"/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6" table:style-name="ce8">
            <text:p>6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7" table:style-name="ce8">
            <text:p>7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8" table:style-name="ce8">
            <text:p>8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9" table:style-name="ce8">
            <text:p>9</text:p>
          </table:table-cell>
          <table:table-cell table:number-columns-repeated="5" table:style-name="ce9"/>
          <table:table-cell table:style-name="ce14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10" table:style-name="ce8">
            <text:p>10</text:p>
          </table:table-cell>
          <table:table-cell table:style-name="ce9"/>
          <table:table-cell table:style-name="ce15"/>
          <table:table-cell table:number-columns-repeated="3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8">
          <table:table-cell office:value-type="string" table:style-name="ce16">
            <text:p>...</text:p>
          </table:table-cell>
          <table:table-cell table:style-name="ce9"/>
          <table:table-cell table:style-name="ce15"/>
          <table:table-cell table:number-columns-repeated="3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2">
          <table:table-cell table:number-columns-repeated="26" table:style-name="ce3"/>
          <table:table-cell table:number-columns-repeated="16358"/>
        </table:table-row>
        <table:table-row table:style-name="ro2">
          <table:table-cell office:value-type="string" table:style-name="ce3">
            <text:p>Petit glossaire des acronymes utilisés :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table:number-columns-repeated="26" table:style-name="ce3"/>
          <table:table-cell table:number-columns-repeated="16358"/>
        </table:table-row>
        <table:table-row table:style-name="ro2">
          <table:table-cell table:style-name="ce3"/>
          <table:table-cell office:value-type="string" table:style-name="ce3">
            <text:p>Exemple : AWS : Amazon Web Service</text:p>
          </table:table-cell>
          <table:table-cell table:number-columns-repeated="24" table:style-name="ce3"/>
          <table:table-cell table:number-columns-repeated="16358"/>
        </table:table-row>
        <table:table-row table:style-name="ro9">
          <table:table-cell table:number-columns-repeated="16384"/>
        </table:table-row>
        <table:table-row table:number-rows-repeated="3" table:style-name="ro2">
          <table:table-cell table:number-columns-repeated="26" table:style-name="ce3"/>
          <table:table-cell table:number-columns-repeated="16358"/>
        </table:table-row>
        <table:table-row table:style-name="ro8">
          <table:table-cell table:style-name="ce17"/>
          <table:table-cell table:number-columns-repeated="25" table:style-name="ce3"/>
          <table:table-cell table:number-columns-repeated="16358"/>
        </table:table-row>
        <table:table-row table:number-rows-repeated="977" table:style-name="ro2">
          <table:table-cell table:number-columns-repeated="26" table:style-name="ce3"/>
          <table:table-cell table:number-columns-repeated="16358"/>
        </table:table-row>
        <table:table-row table:number-rows-repeated="104757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Pacifico" svg:font-family="Pacific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Bafode KOULIBALY</dc:creator>
    <dc:date>2022-04-25T11:35:26Z</dc:date>
    <meta:editing-cycles>2</meta:editing-cycles>
    <meta:editing-duration>PT107S</meta:editing-duration>
  </office:meta>
</office:document-meta>
</file>